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6bb" officeooo:paragraph-rsid="000806bb"/>
    </style:style>
    <style:style style:name="P2" style:family="paragraph" style:parent-style-name="Standard">
      <style:text-properties officeooo:rsid="000806bb" officeooo:paragraph-rsid="000806bb"/>
    </style:style>
    <style:style style:name="P3" style:family="paragraph" style:parent-style-name="Standard">
      <style:text-properties officeooo:rsid="00087f84" officeooo:paragraph-rsid="00087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wave <text:s/>and pyaduio module</text:p>
      <text:p text:style-name="P1"/>
      <text:p text:style-name="P1">Usage:</text:p>
      <text:p text:style-name="P1"><text:tab/><text:tab/>import wave</text:p>
      <text:p text:style-name="P1"><text:tab/><text:tab/>from pyaudio import PyAudio,paInt16</text:p>
      <text:p text:style-name="P1"/>
      <text:p text:style-name="P3"/>
      <text:p text:style-name="P3">注释里面包含中文：</text:p>
      <text:p text:style-name="P3">在代码前面加上</text:p>
      <text:p text:style-name="P3"># -*- coding: utf-8 -*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4:51:27.130828865</meta:creation-date>
    <dc:date>2018-11-03T16:27:13.591029481</dc:date>
    <meta:editing-duration>PT6M1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33" meta:character-count="127" meta:non-whitespace-character-count="109"/>
  </office:meta>
</office:document-meta>
</file>